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7.73mm" fo:break-before="auto" style:use-optimal-row-height="false"/>
    </style:style>
    <style:style style:name="ro5" style:family="table-row">
      <style:table-row-properties style:row-height="20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OTE ALL 3V3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office:value-type="string" calcext:value-type="string">
            <text:p>NOTE ALL 1V2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CP PROX</text:p>
          </table:table-cell>
          <table:table-cell office:value-type="string" calcext:value-type="string">
            <text:p>CHARGE PORT PROXIMITY SIGNAL. LOW=1</text:p>
          </table:table-cell>
          <table:table-cell table:number-columns-repeated="1020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C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A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office:value-type="string" calcext:value-type="string">
            <text:p>HVIL SENSE</text:p>
          </table:table-cell>
          <table:table-cell office:value-type="string" calcext:value-type="string">
            <text:p>HVIL CURRENT SENSE. 20MA = 86mV</text:p>
          </table:table-cell>
          <table:table-cell table:number-columns-repeated="1020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2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B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D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/>
          <table:table-cell table:style-name="ce8" office:value-type="string" calcext:value-type="string">
            <text:p>3.3-V Flash power pin </text:p>
          </table:table-cell>
          <table:table-cell table:number-columns-repeated="1020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 TDI</text:p>
          </table:table-cell>
          <table:table-cell office:value-type="string" calcext:value-type="string">
            <text:p>JTAG PINS</text:p>
          </table:table-cell>
          <table:table-cell table:number-columns-repeated="102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 TDO</text:p>
          </table:table-cell>
          <table:table-cell table:number-columns-repeated="102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office:value-type="string" calcext:value-type="string">
            <text:p>JTAG /TRST</text:p>
          </table:table-cell>
          <table:table-cell table:number-columns-repeated="102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 TMS</text:p>
          </table:table-cell>
          <table:table-cell table:number-columns-repeated="102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 TCK</text:p>
          </table:table-cell>
          <table:table-cell table:number-columns-repeated="102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office:value-type="string" calcext:value-type="string">
            <text:p>ERROR STATUS</text:p>
          </table:table-cell>
          <table:table-cell office:value-type="string" calcext:value-type="string">
            <text:p>ERROR STATUS OUTPUT PIN. NEAR 0V DURING RUN AND RESET.</text:p>
          </table:table-cell>
          <table:table-cell table:number-columns-repeated="102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office:value-type="string" calcext:value-type="string">
            <text:p>GATE DRIVER /DIAG1</text:p>
          </table:table-cell>
          <table:table-cell office:value-type="string" calcext:value-type="string">
            <text:p>ALL GATE DRIVERS /DIAG1 PINS TIED TOGETHER AND TO THIS PIN AND RED LED AT B LOW IC.LOW=FAULT.</text:p>
          </table:table-cell>
          <table:table-cell table:number-columns-repeated="1020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TIE TO VDDIO AS PER DATASHEET</text:p>
          </table:table-cell>
          <table:table-cell table:number-columns-repeated="102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0MHZ XTAL PIN 1</text:p>
          </table:table-cell>
          <table:table-cell table:number-columns-repeated="1021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office:value-type="string" calcext:value-type="string">
            <text:p>GND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0MHZ XTAL PIN 2</text:p>
          </table:table-cell>
          <table:table-cell table:number-columns-repeated="1021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office:value-type="string" calcext:value-type="string">
            <text:p>EXTERNAL RESET</text:p>
          </table:table-cell>
          <table:table-cell office:value-type="string" calcext:value-type="string">
            <text:p>PULL LOW TO RESET DEVICE</text:p>
          </table:table-cell>
          <table:table-cell table:number-columns-repeated="1020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office:value-type="string" calcext:value-type="string">
            <text:p>GATE PSU ENABLE</text:p>
          </table:table-cell>
          <table:table-cell office:value-type="string" calcext:value-type="string">
            <text:p>ENABLE ISOLATED GATE DRIVE PSU</text:p>
          </table:table-cell>
          <table:table-cell table:number-columns-repeated="1020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2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HVIL / DC LINK DISCHARGE OPERATION</text:p>
          </table:table-cell>
          <table:table-cell office:value-type="string" calcext:value-type="string">
            <text:p>DC BUS DISCHARGE RESISTORS ARE CONTROLLED BY THE HVIL CIRCUIT VIA OPTO U33 (ACPL-M49T). WHEN HVIL PRESENCE IS DETECTED , DC BUS DISCHARGE IS REMOVED. HVIL IS A CURRENT LOOP SUPPLIED EXTERNALLY VIA PINS 4 AND 23 ON THE LV CONNECTOR. MINIMUM HVIL CURRENT = 15mA ,MAXIMUM HVIL CURRENT =24mA , NOMINAL =20mA. </text:p>
          </table:table-cell>
          <table:table-cell table:number-columns-repeated="1020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3:54:42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25T16:04:25.818000000</dc:date>
    <meta:editing-duration>PT20H52S</meta:editing-duration>
    <meta:editing-cycles>85</meta:editing-cycles>
    <meta:document-statistic meta:table-count="1" meta:cell-count="534" meta:object-count="0"/>
  </office:meta>
</office:document-meta>
</file>